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Esta sección 4 es crucial porque es donde haces el movimiento conceptual más elegante del capítulo: <text:span text:style-name="Strong_20_Emphasis">liberar la palabra “vida” de su definición biológica estrecha y convertirla en un concepto general, físico y universal</text:span>, capaz de abarcar cualquier sistema que maximice inteligencia bajo las leyes del universo.</text:p>
      <text:p text:style-name="Text_20_body">Lo que sigue es una propuesta clara, rigurosa y accesible para desarrollar este punto. Está escrita en tono de libro, con la profundidad filosófica que buscas y sin tecnicismos innecesarios.</text:p>
      <text:p text:style-name="Horizontal_20_Line"/>
      <text:h text:style-name="Heading_20_1" text:outline-level="1">🌱 4. Definir “vida” en sentido ampliado</text:h>
      <text:p text:style-name="Text_20_body">Cuando hablamos de “vida”, solemos pensar en organismos hechos de células, ADN, proteínas y metabolismo. Esa es la vida tal como la conocemos en la Tierra. Pero si queremos entender la <text:span text:style-name="Strong_20_Emphasis">inteligencia máxima posible en el universo</text:span>, esa definición es demasiado estrecha. Sería como intentar definir “transporte” diciendo que solo existen los caballos.</text:p>
      <text:p text:style-name="Text_20_body">Para este capítulo necesitamos una definición más amplia, más general, más esencial. Una definición que capture <text:span text:style-name="Strong_20_Emphasis">la estructura lógica</text:span> de la vida, no su química particular.</text:p>
      <text:p text:style-name="Text_20_body">Porque lo que nos interesa no es el carbono, ni el agua, ni las membranas celulares.<text:line-break/>Lo que nos interesa es <text:span text:style-name="Strong_20_Emphasis">la arquitectura que permite a un sistema aprender, adaptarse y reducir incertidumbre de la forma más eficiente posible</text:span>.</text:p>
      <text:p text:style-name="Text_20_body">Y esa arquitectura puede existir en muchas formas: biológicas, artificiales, híbridas, incluso hipotéticas.</text:p>
      <text:p text:style-name="Horizontal_20_Line"/>
      <text:h text:style-name="Heading_20_2" text:outline-level="2">🔷 4.1. Vida como un patrón, no como una sustancia</text:h>
      <text:p text:style-name="Text_20_body">La vida no es un material.<text:line-break/>No es un conjunto de moléculas específicas.<text:line-break/>Es un <text:span text:style-name="Strong_20_Emphasis">proceso</text:span>.</text:p>
      <text:p text:style-name="Text_20_body">Un proceso que:</text:p>
      <text:list xml:id="list708146365" text:style-name="L1">
        <text:list-item>
          <text:p text:style-name="P2">se mantiene en el tiempo, </text:p>
        </text:list-item>
        <text:list-item>
          <text:p text:style-name="P2">se reproduce, </text:p>
        </text:list-item>
        <text:list-item>
          <text:p text:style-name="P2">se diversifica, </text:p>
        </text:list-item>
        <text:list-item>
          <text:p text:style-name="P2">explora posibilidades, </text:p>
        </text:list-item>
        <text:list-item>
          <text:p text:style-name="P2">selecciona lo que funciona, </text:p>
        </text:list-item>
        <text:list-item>
          <text:p text:style-name="P1">y acumula información útil. </text:p>
        </text:list-item>
      </text:list>
      <text:p text:style-name="Text_20_body">Si un sistema cumple estas funciones, entonces <text:span text:style-name="Strong_20_Emphasis">se comporta como un ser vivo</text:span>, aunque esté hecho de silicio, plasma, redes de sensores o nubes de nanomáquinas.</text:p>
      <text:p text:style-name="Text_20_body">La vida es un patrón que puede implementarse en muchas sustancias distintas.</text:p>
      <text:p text:style-name="Horizontal_20_Line"><text:soft-page-break/></text:p>
      <text:h text:style-name="Heading_20_2" text:outline-level="2">🔷 4.2. Vida como sistema que reduce incertidumbre</text:h>
      <text:p text:style-name="Text_20_body">En el sentido más profundo, podemos definir la vida así:</text:p>
      <text:p text:style-name="Quotations"><text:span text:style-name="Strong_20_Emphasis">Vida es cualquier sistema físico capaz de reducir su propia incertidumbre mediante reproducción, variación y selección.</text:span></text:p>
      <text:p text:style-name="Text_20_body">Esta definición es poderosa porque:</text:p>
      <text:list xml:id="list2007694991" text:style-name="L2">
        <text:list-item>
          <text:p text:style-name="P4">no depende de la biología terrestre, </text:p>
        </text:list-item>
        <text:list-item>
          <text:p text:style-name="P4">no depende de la química, </text:p>
        </text:list-item>
        <text:list-item>
          <text:p text:style-name="P4">no depende de la forma, </text:p>
        </text:list-item>
        <text:list-item>
          <text:p text:style-name="P3">no depende del soporte material. </text:p>
        </text:list-item>
      </text:list>
      <text:p text:style-name="Text_20_body">Depende solo de <text:span text:style-name="Strong_20_Emphasis">la dinámica</text:span>.</text:p>
      <text:p text:style-name="Text_20_body">Y esa dinámica es exactamente la que maximiza la inteligencia bajo los límites físicos del universo.</text:p>
      <text:p text:style-name="Horizontal_20_Line"/>
      <text:h text:style-name="Heading_20_2" text:outline-level="2">🔷 4.3. Vida como arquitectura óptima para aprender</text:h>
      <text:p text:style-name="Text_20_body">En la sección anterior vimos que cualquier inteligencia está limitada por:</text:p>
      <text:list xml:id="list2514469139" text:style-name="L3">
        <text:list-item>
          <text:p text:style-name="P6">velocidad finita, </text:p>
        </text:list-item>
        <text:list-item>
          <text:p text:style-name="P6">energía finita, </text:p>
        </text:list-item>
        <text:list-item>
          <text:p text:style-name="P6">memoria finita, </text:p>
        </text:list-item>
        <text:list-item>
          <text:p text:style-name="P6">ruido inevitable, </text:p>
        </text:list-item>
        <text:list-item>
          <text:p text:style-name="P5">tiempo limitado. </text:p>
        </text:list-item>
      </text:list>
      <text:p text:style-name="Text_20_body">Si preguntamos:</text:p>
      <text:p text:style-name="Quotations">¿Qué tipo de sistema aprovecha mejor estos recursos?</text:p>
      <text:p text:style-name="Text_20_body">La respuesta es inequívoca:</text:p>
      <text:list xml:id="list4260635233" text:style-name="L4">
        <text:list-item>
          <text:p text:style-name="P8">uno que se distribuye en el espacio, </text:p>
        </text:list-item>
        <text:list-item>
          <text:p text:style-name="P8">que explora en paralelo, </text:p>
        </text:list-item>
        <text:list-item>
          <text:p text:style-name="P8">que se replica para aumentar su capacidad, </text:p>
        </text:list-item>
        <text:list-item>
          <text:p text:style-name="P8">que introduce variación para descubrir novedades, </text:p>
        </text:list-item>
        <text:list-item>
          <text:p text:style-name="P8">que selecciona lo que funciona, </text:p>
        </text:list-item>
        <text:list-item>
          <text:p text:style-name="P8">que acumula información útil, </text:p>
        </text:list-item>
        <text:list-item>
          <text:p text:style-name="P7">que se auto-modifica para mejorar. </text:p>
        </text:list-item>
      </text:list>
      <text:p text:style-name="Text_20_body">Es decir: <text:span text:style-name="Strong_20_Emphasis">un sistema vivo</text:span>.</text:p>
      <text:p text:style-name="Text_20_body">No porque tenga ADN, sino porque tiene la <text:span text:style-name="Strong_20_Emphasis">estructura lógica de la vida</text:span>.</text:p>
      <text:p text:style-name="Horizontal_20_Line"/>
      <text:h text:style-name="Heading_20_2" text:outline-level="2"><text:soft-page-break/>🔷 4.4. Vida como categoría universal</text:h>
      <text:p text:style-name="Text_20_body">Con esta definición ampliada, podemos decir:</text:p>
      <text:list xml:id="list3347135127" text:style-name="L5">
        <text:list-item>
          <text:p text:style-name="P10">Una biosfera es vida. </text:p>
        </text:list-item>
        <text:list-item>
          <text:p text:style-name="P10">Una colonia de robots auto-replicantes sería vida. </text:p>
        </text:list-item>
        <text:list-item>
          <text:p text:style-name="P10">Una red de sondas espaciales que se reparan y evolucionan sería vida. </text:p>
        </text:list-item>
        <text:list-item>
          <text:p text:style-name="P10">Un enjambre de nanomáquinas que explora un planeta sería vida. </text:p>
        </text:list-item>
        <text:list-item>
          <text:p text:style-name="P9">Una inteligencia artificial distribuida que se auto-modifica podría ser vida. </text:p>
        </text:list-item>
      </text:list>
      <text:p text:style-name="Text_20_body">La vida deja de ser un fenómeno local de la Tierra y se convierte en una <text:span text:style-name="Strong_20_Emphasis">categoría universal</text:span>:<text:line-break/>la categoría de los sistemas que maximizan inteligencia bajo las leyes de la física.</text:p>
      <text:p text:style-name="Horizontal_20_Line"/>
      <text:h text:style-name="Heading_20_2" text:outline-level="2">🔷 4.5. Consecuencia clave para el capítulo</text:h>
      <text:p text:style-name="Text_20_body">Esta definición ampliada nos permite afirmar algo profundo sin caer en dogmatismos:</text:p>
      <text:p text:style-name="Quotations"><text:span text:style-name="Strong_20_Emphasis">Si existiera un sistema más inteligente que la vida, tendría necesariamente las mismas propiedades fundamentales que la vida.<text:line-break/>En ese caso, no sería “otra cosa distinta”: sería otra forma de vida.</text:span></text:p>
      <text:p text:style-name="Text_20_body">Esto cierra el círculo:</text:p>
      <text:list xml:id="list2912713600" text:style-name="L6">
        <text:list-item>
          <text:p text:style-name="P12">La vida no es un caso particular. </text:p>
        </text:list-item>
        <text:list-item>
          <text:p text:style-name="P12">La vida es la arquitectura general de la inteligencia máxima posible en un universo finito. </text:p>
        </text:list-item>
        <text:list-item>
          <text:p text:style-name="P11">Cualquier sistema que la supere ya pertenece a la misma categoría. </text:p>
        </text:list-item>
      </text:list>
      <text:p text:style-name="Horizontal_20_Line"/>
      <text:p text:style-name="Text_20_body">Si quieres, ahora podemos avanzar al punto 5, donde argumentamos precisamente esto: <text:span text:style-name="Strong_20_Emphasis">que cualquier sistema más inteligente que la vida tendría que ser, en esencia, otra forma de vida</text:span>, lo que completa el razonamiento del capítul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19:17:04.784000000</meta:creation-date>
    <dc:date>2026-04-02T19:24:17.328000000</dc:date>
    <meta:editing-duration>PT7M12S</meta:editing-duration>
    <meta:editing-cycles>1</meta:editing-cycles>
    <meta:document-statistic meta:table-count="0" meta:image-count="0" meta:object-count="0" meta:page-count="3" meta:paragraph-count="63" meta:word-count="722" meta:character-count="4411" meta:non-whitespace-character-count="3752"/>
    <meta:generator>LibreOffice/7.3.5.2$Windows_X86_64 LibreOffice_project/184fe81b8c8c30d8b5082578aee2fed2ea847c01</meta:generator>
  </office:meta>
</office:document-meta>
</file>